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2d2f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e97f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fa85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ff0000" loext:opacity="100%" fo:font-weight="normal" officeooo:rsid="001fa85a" officeooo:paragraph-rsid="001fa85a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fa85a" fo:background-color="#ffff0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1fa85a" officeooo:paragraph-rsid="001fa85a" fo:background-color="#ffff0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normal" officeooo:rsid="0025ba2c" officeooo:paragraph-rsid="0025ba2c" fo:background-color="#ffff00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ff0000" loext:opacity="100%" fo:font-weight="normal" officeooo:rsid="0025ba2c" officeooo:paragraph-rsid="0025ba2c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2a6099" loext:opacity="100%" fo:font-weight="bold" officeooo:rsid="002160fc" officeooo:paragraph-rsid="002160f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2a6099" loext:opacity="100%" fo:font-weight="bold" officeooo:rsid="001fa85a" officeooo:paragraph-rsid="001fa85a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2a6099" loext:opacity="100%" fo:font-weight="bold" officeooo:rsid="00116b0a" officeooo:paragraph-rsid="001fa85a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2a6099" loext:opacity="100%" fo:font-weight="bold" officeooo:rsid="0025ba2c" officeooo:paragraph-rsid="0025ba2c" fo:background-color="transparent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rsid="002160fc" officeooo:paragraph-rsid="002160fc"/>
    </style:style>
    <style:style style:name="P18" style:family="paragraph" style:parent-style-name="Standard">
      <style:paragraph-properties fo:text-align="justify" style:justify-single-word="false"/>
      <style:text-properties fo:color="#800080" loext:opacity="100%" fo:font-weight="bold" officeooo:rsid="0025ba2c" officeooo:paragraph-rsid="0025ba2c" fo:background-color="#ffff00" style:font-weight-asian="bold" style:font-weight-complex="bold"/>
    </style:style>
    <style:style style:name="P19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20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21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22" style:family="paragraph" style:parent-style-name="Standard" style:list-style-name="WWNum1">
      <style:paragraph-properties fo:text-align="start" style:justify-single-word="false" style:writing-mode="lr-tb"/>
      <style:text-properties officeooo:paragraph-rsid="001fa85a"/>
    </style:style>
    <style:style style:name="P23" style:family="paragraph" style:parent-style-name="Standard" style:list-style-name="WWNum1">
      <style:paragraph-properties fo:text-align="start" style:justify-single-word="false" style:writing-mode="lr-tb"/>
      <style:text-properties officeooo:paragraph-rsid="0025ba2c"/>
    </style:style>
    <style:style style:name="P24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1fa85a" style:font-weight-asian="bold" style:font-weight-complex="bold"/>
    </style:style>
    <style:style style:name="P25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5ba2c" style:font-weight-asian="bold" style:font-weight-complex="bold"/>
    </style:style>
    <style:style style:name="P26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5241b" officeooo:paragraph-rsid="001fa85a" style:font-weight-asian="bold" style:font-weight-complex="bold"/>
    </style:style>
    <style:style style:name="P27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5241b" officeooo:paragraph-rsid="0025ba2c" style:font-weight-asian="bold" style:font-weight-complex="bold"/>
    </style:style>
    <style:style style:name="P28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1fa85a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rsid="00092d2f"/>
    </style:style>
    <style:style style:name="P30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93c45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officeooo:rsid="0015e23d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3dd86" fo:background-color="#ffff00" loext:char-shading-value="0"/>
    </style:style>
    <style:style style:name="T8" style:family="text">
      <style:text-properties officeooo:rsid="002866a9" fo:background-color="#ffff00" loext:char-shading-value="0"/>
    </style:style>
    <style:style style:name="T9" style:family="text">
      <style:text-properties officeooo:rsid="0027ee70" fo:background-color="#ffff00" loext:char-shading-value="0"/>
    </style:style>
    <style:style style:name="T10" style:family="text">
      <style:text-properties officeooo:rsid="00167b7d"/>
    </style:style>
    <style:style style:name="T11" style:family="text">
      <style:text-properties officeooo:rsid="001e97f6"/>
    </style:style>
    <style:style style:name="T12" style:family="text">
      <style:text-properties officeooo:rsid="001fa85a"/>
    </style:style>
    <style:style style:name="T13" style:family="text">
      <style:text-properties officeooo:rsid="002049b1"/>
    </style:style>
    <style:style style:name="T14" style:family="text">
      <style:text-properties officeooo:rsid="0022f901"/>
    </style:style>
    <style:style style:name="T15" style:family="text">
      <style:text-properties officeooo:rsid="00202ad3"/>
    </style:style>
    <style:style style:name="T16" style:family="text">
      <style:text-properties officeooo:rsid="0025ba2c"/>
    </style:style>
    <style:style style:name="T17" style:family="text">
      <style:text-properties fo:font-weight="normal" officeooo:rsid="0025ba2c" fo:background-color="transparent" loext:char-shading-value="0" style:font-weight-asian="normal" style:font-weight-complex="normal"/>
    </style:style>
    <style:style style:name="T18" style:family="text">
      <style:text-properties officeooo:rsid="0027ee70"/>
    </style:style>
    <style:style style:name="T19" style:family="text">
      <style:text-properties officeooo:rsid="0028c8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FRANCE-GERMANY</text:p>
      <text:p text:style-name="P5"/>
      <text:p text:style-name="P3"><text:span text:style-name="T12">Zeller</text:span> et al., 20<text:span text:style-name="T11">1</text:span><text:span text:style-name="T12">4</text:span>. PRJ<text:span text:style-name="T12">EB6070</text:span><text:span text:style-name="T1">:</text:span></text:p>
      <text:p text:style-name="P2"/>
      <text:list xml:id="list4283553024" text:style-name="WWNum1">
        <text:list-item>
          <text:p text:style-name="P19"><text:span text:style-name="T2">Reference</text:span>: .Zeller, G., Tap, J., Voigt, A. Y., Sunagawa, S., Kultima, J. R., Costea, P. I., ... &amp; Bork, P. (2014). Potential of fecal microbiota for early‐stage detection of colorectal cancer. Molecular systems biology, 10(11), 766. <text:a xlink:type="simple" xlink:href="https://doi.org/10.15252/msb.20145645" text:style-name="Internet_20_link" text:visited-style-name="Visited_20_Internet_20_Link">https://doi.org/10.15252/msb.20145645</text:a></text:p>
          <text:p text:style-name="P20"/>
        </text:list-item>
        <text:list-item>
          <text:p text:style-name="P21"><text:span text:style-name="T2">Description</text:span>: </text:p>
          <text:list>
            <text:list-item>
              <text:p text:style-name="P21"><text:span text:style-name="T1">Tipo Dataset</text:span>: Poblacional.</text:p>
            </text:list-item>
            <text:list-item>
              <text:p text:style-name="P21"><text:span text:style-name="T1">Estado Individuos</text:span>: <text:span text:style-name="T12">Normal</text:span><text:span text:style-name="T10"> / Small adenoma / </text:span><text:span text:style-name="T12">Large adenoma / Cancer</text:span></text:p>
            </text:list-item>
            <text:list-item>
              <text:p text:style-name="P21"><text:span text:style-name="T1">Antes Filtros</text:span>:</text:p>
              <text:list>
                <text:list-item>
                  <text:p text:style-name="P21"><text:span text:style-name="T1">N.º Muestras=Nº Individuos</text:span>: Si (<text:span text:style-name="T12">1515</text:span> muestras/<text:span text:style-name="T12">424</text:span> individuos).</text:p>
                </text:list-item>
                <text:list-item>
                  <text:p text:style-name="P21"><text:span text:style-name="T4">N.º FASTQs=N.º SampleAccessions</text:span>: Si (<text:span text:style-name="T12">1515</text:span> PAIRED/ <text:span text:style-name="T12">424</text:span> SampleAccessions).</text:p>
                </text:list-item>
              </text:list>
            </text:list-item>
            <text:list-item>
              <text:p text:style-name="P24"><text:span text:style-name="T16">Primer Filtrado</text:span> <text:span text:style-name="T5">(</text:span><text:span text:style-name="T7">Filtrado de l</text:span><text:span text:style-name="T8">os que son AMPLICON y por los healthy</text:span><text:span text:style-name="T5">)</text:span>:</text:p>
              <text:list>
                <text:list-item>
                  <text:p text:style-name="P22"><text:span text:style-name="T1">N.º Muestras=Nº Individuos</text:span>: <text:span text:style-name="T15">No</text:span> (<text:span text:style-name="T12">476</text:span> muestras/ <text:span text:style-name="T12">66</text:span><text:span text:style-name="T14"> </text:span>individuos).</text:p>
                </text:list-item>
                <text:list-item>
                  <text:p text:style-name="P26"><text:span text:style-name="T3">N.º FASTQs=N.º SampleAccessions</text:span>: <text:span text:style-name="T13">No</text:span> (<text:span text:style-name="T18">238</text:span><text:span text:style-name="T14"> </text:span>PAIRED - <text:span text:style-name="T18">238 SINGLE</text:span>/ <text:span text:style-name="T12">66</text:span><text:span text:style-name="T14"> </text:span>SampleAccessions).</text:p>
                </text:list-item>
              </text:list>
            </text:list-item>
            <text:list-item>
              <text:p text:style-name="P25"><text:span text:style-name="T19">Segundo</text:span><text:span text:style-name="T16"> Filtrado</text:span> <text:span text:style-name="T5">(</text:span><text:span text:style-name="T7">Filtrado de l</text:span><text:span text:style-name="T8">os que son </text:span><text:span text:style-name="T9">SINGLE</text:span><text:span text:style-name="T5">)</text:span>:</text:p>
              <text:list>
                <text:list-item>
                  <text:p text:style-name="P23"><text:span text:style-name="T1">N.º Muestras=Nº Individuos</text:span>: <text:span text:style-name="T15">No</text:span> (<text:span text:style-name="T18">238</text:span> muestras/ <text:span text:style-name="T12">66</text:span><text:span text:style-name="T14"> </text:span>individuos).</text:p>
                </text:list-item>
                <text:list-item>
                  <text:p text:style-name="P27"><text:span text:style-name="T3">N.º FASTQs=N.º SampleAccessions</text:span>: <text:span text:style-name="T13">No</text:span> (<text:span text:style-name="T18">238</text:span><text:span text:style-name="T14"> </text:span>PAIRED/ <text:span text:style-name="T12">66</text:span><text:span text:style-name="T14"> </text:span>SampleAccessions).</text:p>
                </text:list-item>
              </text:list>
            </text:list-item>
            <text:list-item>
              <text:p text:style-name="P28">Particularidades Procesado: No. </text:p>
            </text:list-item>
          </text:list>
        </text:list-item>
      </text:list>
      <text:p text:style-name="P1"/>
      <text:p text:style-name="P1"/>
      <text:p text:style-name="P17">Además de las muestras francesas, este estudio contiene 5 muestras más de individuos alemanes (DE-073, DE-074, DE-075, DE-076 y DE-077). <text:span text:style-name="T17">Se hace un segundo filtrado por las SINGLE, ya que tienen menor número de lecturas que las PAIRED.</text:span></text:p>
      <text:p text:style-name="P1"/>
      <text:p text:style-name="P30">TIENE LANES, POR LO QUE HABRÍA QUE JUNTAR LOS FASTQS.</text:p>
      <text:p text:style-name="P1"/>
      <text:p text:style-name="P1"/>
      <text:p text:style-name="P4"><text:span text:style-name="T6">Script CHECK</text:span>:</text:p>
      <text:p text:style-name="P4"/>
      <text:p text:style-name="P18">PRIMER FILTRADO</text:p>
      <text:p text:style-name="P4"/>
      <text:p text:style-name="P15">Run Stats Pre-filter:</text:p>
      <text:p text:style-name="P7"/>
      <text:p text:style-name="P7">1) Number of run_accessions: 1515</text:p>
      <text:p text:style-name="P7">2) Number of unique sample_accessions: 424</text:p>
      <text:p text:style-name="P7">3) Number of unique sample_aliases: 424</text:p>
      <text:p text:style-name="P7">4) Appearances per scientific_name(tax_id):</text:p>
      <text:p text:style-name="P7"><text:s text:c="5"/>unique_values <text:s/>counts</text:p>
      <text:p text:style-name="P7">Homo sapiens(9606) <text:s text:c="3"/>1515</text:p>
      <text:p text:style-name="P7">5) Appearances per instrument_model(instrument_platform):</text:p>
      <text:p text:style-name="P7"><text:s text:c="16"/>unique_values <text:s/>counts</text:p>
      <text:p text:style-name="P7">Illumina HiSeq 2000(ILLUMINA) <text:s text:c="3"/>1290</text:p>
      <text:p text:style-name="P7"><text:s text:c="5"/>Illumina MiSeq(ILLUMINA) <text:s text:c="4"/>225</text:p>
      <text:p text:style-name="P7">6) Appearances per library_layout:</text:p>
      <text:p text:style-name="P7">unique_values <text:s/>counts</text:p>
      <text:p text:style-name="P7"><text:s text:c="7"/>PAIRED <text:s text:c="4"/>870</text:p>
      <text:p text:style-name="P7"><text:s text:c="7"/>SINGLE <text:s text:c="4"/>645</text:p>
      <text:p text:style-name="P7">7) Appearances per library_strategy+library_source:</text:p>
      <text:p text:style-name="P7"><text:soft-page-break/><text:s text:c="7"/>unique_values <text:s/>counts</text:p>
      <text:p text:style-name="P9"><text:s text:c="5"/>WGS+METAGENOMIC <text:s text:c="3"/>1290</text:p>
      <text:p text:style-name="P7">AMPLICON+METAGENOMIC <text:s text:c="4"/>225</text:p>
      <text:p text:style-name="P6"/>
      <text:p text:style-name="P6"/>
      <text:p text:style-name="P14">Run Stats Post-filter:</text:p>
      <text:p text:style-name="P8"/>
      <text:p text:style-name="P8">1) Number of run_accessions: 476</text:p>
      <text:p text:style-name="P8">2) Number of unique sample_accessions: 66</text:p>
      <text:p text:style-name="P8">3) Number of unique sample_aliases: 66</text:p>
      <text:p text:style-name="P8">4) Appearances per scientific_name(tax_id):</text:p>
      <text:p text:style-name="P8"><text:s text:c="5"/>unique_values <text:s/>counts</text:p>
      <text:p text:style-name="P8">Homo sapiens(9606) <text:s text:c="4"/>476</text:p>
      <text:p text:style-name="P8">5) Appearances per instrument_model(instrument_platform):</text:p>
      <text:p text:style-name="P8"><text:s text:c="16"/>unique_values <text:s/>counts</text:p>
      <text:p text:style-name="P8">Illumina HiSeq 2000(ILLUMINA) <text:s text:c="4"/>476</text:p>
      <text:p text:style-name="P8">6) Appearances per library_layout:</text:p>
      <text:p text:style-name="P8">unique_values <text:s/>counts</text:p>
      <text:p text:style-name="P8"><text:s text:c="7"/><text:span text:style-name="T6">PAIRED <text:s text:c="4"/>238</text:span></text:p>
      <text:p text:style-name="P8"><text:s text:c="7"/>SINGLE <text:s text:c="4"/>238</text:p>
      <text:p text:style-name="P8">7) Appearances per library_strategy+library_source:</text:p>
      <text:p text:style-name="P8"><text:s text:c="2"/>unique_values <text:s/>counts</text:p>
      <text:p text:style-name="P10">WGS+METAGENOMIC <text:s text:c="4"/>476</text:p>
      <text:p text:style-name="P10"/>
      <text:p text:style-name="P10"/>
      <text:p text:style-name="P18">SEGUNDO FILTRADO</text:p>
      <text:p text:style-name="P18"/>
      <text:p text:style-name="P16">Run Stats Post-filter:</text:p>
      <text:p text:style-name="P12"/>
      <text:p text:style-name="P12">1) Number of run_accessions: 238</text:p>
      <text:p text:style-name="P12">2) Number of unique sample_accessions: 66</text:p>
      <text:p text:style-name="P12">3) Number of unique sample_aliases: 66</text:p>
      <text:p text:style-name="P12">4) Appearances per scientific_name(tax_id):</text:p>
      <text:p text:style-name="P12"><text:s text:c="5"/>unique_values <text:s/>counts</text:p>
      <text:p text:style-name="P12">Homo sapiens(9606) <text:s text:c="4"/>238</text:p>
      <text:p text:style-name="P12">5) Appearances per instrument_model(instrument_platform):</text:p>
      <text:p text:style-name="P12"><text:s text:c="16"/>unique_values <text:s/>counts</text:p>
      <text:p text:style-name="P12">Illumina HiSeq 2000(ILLUMINA) <text:s text:c="4"/>238</text:p>
      <text:p text:style-name="P12">6) Appearances per library_layout:</text:p>
      <text:p text:style-name="P12">unique_values <text:s/>counts</text:p>
      <text:p text:style-name="P12"><text:s text:c="7"/>PAIRED <text:s text:c="4"/>238</text:p>
      <text:p text:style-name="P12">7) Appearances per library_strategy+library_source:</text:p>
      <text:p text:style-name="P12"><text:s text:c="2"/>unique_values <text:s/>counts</text:p>
      <text:p text:style-name="P11">WGS+METAGENOMIC <text:s text:c="4"/>23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3-16T10:45:39.298777594</dc:date>
    <meta:editing-duration>PT4H58M8S</meta:editing-duration>
    <meta:editing-cycles>19</meta:editing-cycles>
    <meta:document-statistic meta:table-count="0" meta:image-count="0" meta:object-count="0" meta:page-count="2" meta:paragraph-count="74" meta:word-count="376" meta:character-count="3056" meta:non-whitespace-character-count="2574"/>
  </office:meta>
</office:document-meta>
</file>